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ackground-color="#4169e1"/>
      <style:text-properties fo:color="#fffaf0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cm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cm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07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100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50">
        <office:forms form:automatic-focus="false" form:apply-design-mode="false"/>
        <table:table-column table:style-name="co3" table:default-cell-style-name="ce11"/>
        <table:table-column table:style-name="co4" table:default-cell-style-name="ce2"/>
        <table:table-column table:style-name="co7" table:number-columns-repeated="7" table:default-cell-style-name="ce20"/>
        <table:table-column table:style-name="co8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,2</text:p>
          </table:table-cell>
          <table:table-cell table:style-name="ce21" office:value-type="float" office:value="7.4" calcext:value-type="float">
            <text:p>7,4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3.4" calcext:value-type="float">
            <text:p>13,4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,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2.899cm" svg:height="1.799cm" svg:x="7.805cm" svg:y="1.66cm" draw:caption-point-x="-0.61cm" draw:caption-point-y="1.51cm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56" calcext:value-type="float">
            <text:p>56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8.76190476190476" calcext:value-type="float">
            <text:p>8,8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4" svg:width="2.899cm" svg:height="1.799cm" svg:x="7.805cm" svg:y="4.37cm" draw:caption-point-x="-0.61cm" draw:caption-point-y="1.51cm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4.821cm" draw:caption-point-x="-0.61cm" draw:caption-point-y="1.51cm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4" svg:width="2.899cm" svg:height="1.799cm" svg:x="7.805cm" svg:y="5.273cm" draw:caption-point-x="-0.61cm" draw:caption-point-y="1.51cm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5.724cm" draw:caption-point-x="-0.61cm" draw:caption-point-y="1.51cm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176cm" draw:caption-point-x="-0.61cm" draw:caption-point-y="1.51cm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628cm" draw:caption-point-x="-0.61cm" draw:caption-point-y="1.51cm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9:.I19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079cm" draw:caption-point-x="-0.61cm" draw:caption-point-y="1.51cm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531cm" draw:caption-point-x="-0.61cm" draw:caption-point-y="1.51cm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982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434cm" draw:caption-point-x="-0.61cm" draw:caption-point-y="1.51cm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885cm" draw:caption-point-x="-0.61cm" draw:caption-point-y="1.51cm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9.337cm" draw:caption-point-x="-0.61cm" draw:caption-point-y="1.51cm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6:.I2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7:.I2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0.692cm" draw:caption-point-x="-0.61cm" draw:caption-point-y="1.51cm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8:.I2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2" svg:width="2.899cm" svg:height="1.799cm" svg:x="7.805cm" svg:y="11.143cm" draw:caption-point-x="-0.61cm" draw:caption-point-y="1.51cm">
              <dc:creator>NH</dc:creator>
              <dc:date>2022-11-03T00:00:00</dc:date>
              <text:p text:style-name="P1">3: configurable level of details</text:p>
            </office:annotation>
            <text:p>O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9:.I29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0:.I3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2.498cm" draw:caption-point-x="-0.61cm" draw:caption-point-y="1.51cm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9" calcext:value-type="float">
            <text:p>29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8" calcext:value-type="float">
            <text:p>8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2])" office:value-type="float" office:value="5.15" calcext:value-type="float">
            <text:p>5,2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3:.I43])" office:value-type="float" office:value="11" calcext:value-type="float">
            <text:p>11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6:.I4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2:.I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63:.I6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5:.C75])" office:value-type="float" office:value="9" calcext:value-type="float">
            <text:p>9</text:p>
          </table:table-cell>
          <table:table-cell table:style-name="ce29" table:formula="of:=SUM([.D65:.D75])" office:value-type="float" office:value="3" calcext:value-type="float">
            <text:p>3</text:p>
          </table:table-cell>
          <table:table-cell table:style-name="ce29" table:formula="of:=SUM([.E65:.E75])" office:value-type="float" office:value="0" calcext:value-type="float">
            <text:p>0</text:p>
          </table:table-cell>
          <table:table-cell table:style-name="ce29" table:formula="of:=SUM([.F65:.F75])" office:value-type="float" office:value="2" calcext:value-type="float">
            <text:p>2</text:p>
          </table:table-cell>
          <table:table-cell table:style-name="ce29" table:formula="of:=SUM([.G65:.G75])" office:value-type="float" office:value="12" calcext:value-type="float">
            <text:p>12</text:p>
          </table:table-cell>
          <table:table-cell table:style-name="ce29" table:formula="of:=SUM([.H65:.H75])" office:value-type="float" office:value="10" calcext:value-type="float">
            <text:p>10</text:p>
          </table:table-cell>
          <table:table-cell table:style-name="ce29" table:formula="of:=SUM([.I65:.I75])" office:value-type="float" office:value="0" calcext:value-type="float">
            <text:p>0</text:p>
          </table:table-cell>
          <table:table-cell table:style-name="ce37" table:formula="of:=AVERAGE([.J65:.J75])" office:value-type="float" office:value="3.27272727272727" calcext:value-type="float">
            <text:p>3,3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office:annotation draw:style-name="gr1" draw:text-style-name="P4" svg:width="2.899cm" svg:height="1.799cm" svg:x="7.805cm" svg:y="27.399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5:.I65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27.851cm" draw:caption-point-x="-0.61cm" draw:caption-point-y="1.51cm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7:.I6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2" draw:text-style-name="P2" svg:width="2.899cm" svg:height="4.546cm" svg:x="3.755cm" svg:y="32.366cm" draw:caption-point-x="-0.61cm" draw:caption-point-y="1.51cm">
              <dc:creator>NH</dc:creator>
              <dc:date>2022-09-05T00:00:00</dc:date>
              <text:p text:style-name="P1"><text:span text:style-name="T1">1: Displays version or basic infos.</text:span></text:p>
              <text:p text:style-name="P1"><text:span text:style-name="T1">2: Displays basic infos when necessary or always displays real infos.</text:span></text:p>
              <text:p text:style-name="P1"><text:span text:style-name="T1">3: Displays what really matters, when it matters.</text:span>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7:.C129])" office:value-type="float" office:value="6" calcext:value-type="float">
            <text:p>6</text:p>
          </table:table-cell>
          <table:table-cell table:style-name="ce30" table:formula="of:=SUM([.D77:.D129])" office:value-type="float" office:value="85" calcext:value-type="float">
            <text:p>85</text:p>
          </table:table-cell>
          <table:table-cell table:style-name="ce30" table:formula="of:=SUM([.E77:.E129])" office:value-type="float" office:value="37" calcext:value-type="float">
            <text:p>37</text:p>
          </table:table-cell>
          <table:table-cell table:style-name="ce30" table:formula="of:=SUM([.F77:.F129])" office:value-type="float" office:value="49" calcext:value-type="float">
            <text:p>49</text:p>
          </table:table-cell>
          <table:table-cell table:style-name="ce30" table:formula="of:=SUM([.G77:.G129])" office:value-type="float" office:value="21" calcext:value-type="float">
            <text:p>21</text:p>
          </table:table-cell>
          <table:table-cell table:style-name="ce30" table:formula="of:=SUM([.H77:.H129])" office:value-type="float" office:value="0" calcext:value-type="float">
            <text:p>0</text:p>
          </table:table-cell>
          <table:table-cell table:style-name="ce30" table:formula="of:=SUM([.I77:.I129])" office:value-type="float" office:value="0" calcext:value-type="float">
            <text:p>0</text:p>
          </table:table-cell>
          <table:table-cell table:style-name="ce37" table:formula="of:=AVERAGE([.J77:.J129])" office:value-type="float" office:value="3.73584905660377" calcext:value-type="float">
            <text:p>3,7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7:.I77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8:.I7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2:.I9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1:.I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2:.I10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4:.C150])" office:value-type="float" office:value="0" calcext:value-type="float">
            <text:p>0</text:p>
          </table:table-cell>
          <table:table-cell table:style-name="ce31" table:formula="of:=SUM([.D134:.D150])" office:value-type="float" office:value="0" calcext:value-type="float">
            <text:p>0</text:p>
          </table:table-cell>
          <table:table-cell table:style-name="ce31" table:formula="of:=SUM([.E134:.E150])" office:value-type="float" office:value="0" calcext:value-type="float">
            <text:p>0</text:p>
          </table:table-cell>
          <table:table-cell table:style-name="ce31" table:formula="of:=SUM([.F134:.F150])" office:value-type="float" office:value="15" calcext:value-type="float">
            <text:p>15</text:p>
          </table:table-cell>
          <table:table-cell table:style-name="ce31" table:formula="of:=SUM([.G134:.G150])" office:value-type="float" office:value="4" calcext:value-type="float">
            <text:p>4</text:p>
          </table:table-cell>
          <table:table-cell table:style-name="ce31" table:formula="of:=SUM([.H134:.H150])" office:value-type="float" office:value="25" calcext:value-type="float">
            <text:p>25</text:p>
          </table:table-cell>
          <table:table-cell table:style-name="ce31" table:formula="of:=SUM([.I134:.I150])" office:value-type="float" office:value="0" calcext:value-type="float">
            <text:p>0</text:p>
          </table:table-cell>
          <table:table-cell table:style-name="ce37" table:formula="of:=AVERAGE([.J134:.J150])" office:value-type="float" office:value="2.58823529411765" calcext:value-type="float">
            <text:p>2,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4:.I134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5:.I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3 'Prompts comparison as of 2022-08'.C65:'Prompts comparison as of 2022-08'.I75 'Prompts comparison as of 2022-08'.C77:'Prompts comparison as of 2022-08'.I132 'Prompts comparison as of 2022-08'.C134:'Prompts comparison as of 2022-08'.I151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6:'Prompts comparison as of 2022-08'.I76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4:'Prompts comparison as of 2022-08'.I6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3:'Prompts comparison as of 2022-08'.I13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52:'Prompts comparison as of 2022-08'.J1048576 'Prompts comparison as of 2022-08'.J8:'Prompts comparison as of 2022-08'.J12 'Prompts comparison as of 2022-08'.J14:'Prompts comparison as of 2022-08'.J34 'Prompts comparison as of 2022-08'.J43:'Prompts comparison as of 2022-08'.J63 'Prompts comparison as of 2022-08'.J77:'Prompts comparison as of 2022-08'.J132 'Prompts comparison as of 2022-08'.J2:'Prompts comparison as of 2022-08'.J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5:'Prompts comparison as of 2022-08'.J75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4:'Prompts comparison as of 2022-08'.J15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escription</text:p>
          </table:table-cell>
          <table:table-cell table:style-name="ce100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B134:'Prompts comparison as of 2022-08'.J15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30cm" fo:page-height="75.001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4:58:42.826530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2-08-16T20:46:23.144830003</meta:creation-date>
    <dc:date>2022-11-03T05:02:13.302879246</dc:date>
    <dc:creator>Noj Han</dc:creator>
    <meta:editing-duration>PT7H9M56S</meta:editing-duration>
    <meta:editing-cycles>75</meta:editing-cycles>
    <meta:generator>LibreOffice/6.4.7.2$Linux_X86_64 LibreOffice_project/40$Build-2</meta:generator>
    <meta:document-statistic meta:table-count="2" meta:cell-count="1368" meta:object-count="0"/>
  </office:meta>
</office:document-meta>
</file>